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889cm" style:rel-column-width="7280*"/>
    </style:style>
    <style:style style:name="Tableau1.B" style:family="table-column">
      <style:table-column-properties style:column-width="1.889cm" style:rel-column-width="7282*"/>
    </style:style>
    <style:style style:name="Tableau1.D" style:family="table-column">
      <style:table-column-properties style:column-width="1.889cm" style:rel-column-width="7281*"/>
    </style:style>
    <style:style style:name="Tableau1.E" style:family="table-column">
      <style:table-column-properties style:column-width="1.889cm" style:rel-column-width="7283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I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51cm" style:rel-column-width="16384*"/>
    </style:style>
    <style:style style:name="Tableau2.D" style:family="table-column">
      <style:table-column-properties style:column-width="4.249cm" style:rel-column-width="16383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4.249cm" style:rel-column-width="16383*"/>
    </style:style>
    <style:style style:name="Tableau3.B" style:family="table-column">
      <style:table-column-properties style:column-width="4.251cm" style:rel-column-width="16384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text-properties style:text-underline-style="solid" style:text-underline-width="auto" style:text-underline-color="font-color"/>
    </style:style>
    <style:style style:name="P4" style:family="paragraph" style:parent-style-name="Text_20_body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5" style:family="paragraph" style:parent-style-name="Text_20_body">
      <style:text-properties fo:font-weight="normal" style:font-weight-asian="normal" style:font-weight-complex="normal"/>
    </style:style>
    <style:style style:name="P6" style:family="paragraph" style:parent-style-name="Text_20_body">
      <style:text-properties style:text-underline-style="none"/>
    </style:style>
    <style:style style:name="P7" style:family="paragraph" style:parent-style-name="Text_20_body">
      <style:text-properties style:text-underline-style="none" fo:font-weight="normal" style:font-weight-asian="normal" style:font-weight-complex="normal"/>
    </style:style>
    <style:style style:name="P8" style:family="paragraph" style:parent-style-name="Text_20_body">
      <style:text-properties style:text-underline-style="none" fo:font-weight="bold" style:font-weight-asian="bold" style:font-weight-complex="bold"/>
    </style:style>
    <style:style style:name="P9" style:family="paragraph" style:parent-style-name="Text_20_body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0" style:family="paragraph" style:parent-style-name="Text_20_body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style:text-underline-style="solid" style:text-underline-width="auto" style:text-underline-color="font-color"/>
    </style:style>
    <style:style style:name="P12" style:family="paragraph" style:parent-style-name="Standard">
      <style:text-properties style:text-underline-style="none"/>
    </style:style>
    <style:style style:name="P13" style:family="paragraph" style:parent-style-name="Text_20_body">
      <style:text-properties fo:font-weight="bold" style:font-weight-asian="bold" style:font-weight-complex="bold"/>
    </style:style>
    <style:style style:name="P14" style:family="paragraph" style:parent-style-name="Text_20_body">
      <style:text-properties style:text-underline-style="solid" style:text-underline-width="auto" style:text-underline-color="font-color"/>
    </style:style>
    <style:style style:name="P15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16" style:family="paragraph" style:parent-style-name="Text_20_body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7" style:family="paragraph" style:parent-style-name="Text_20_body">
      <style:text-properties style:text-underline-style="none"/>
    </style:style>
    <style:style style:name="P18" style:family="paragraph" style:parent-style-name="Text_20_body">
      <style:text-properties style:text-underline-style="none" fo:font-weight="bold" style:font-weight-asian="bold" style:font-weight-complex="bold"/>
    </style:style>
    <style:style style:name="P19" style:family="paragraph" style:parent-style-name="Text_20_body">
      <style:text-properties style:text-underline-style="none" fo:font-weight="normal" style:font-weight-asian="normal" style:font-weight-complex="normal"/>
    </style:style>
    <style:style style:name="P20" style:family="paragraph" style:parent-style-name="Text_20_body">
      <style:text-properties fo:font-weight="normal" style:font-weight-asian="normal" style:font-weight-complex="normal"/>
    </style:style>
    <style:style style:name="P21" style:family="paragraph" style:parent-style-name="Heading_20_1">
      <style:text-properties fo:font-size="20pt" style:font-size-asian="20pt" style:font-size-complex="20pt"/>
    </style:style>
    <style:style style:name="P22" style:family="paragraph" style:parent-style-name="Heading_20_2">
      <style:paragraph-properties fo:break-before="page"/>
    </style:style>
    <style:style style:name="P23" style:family="paragraph" style:parent-style-name="Table_20_Contents">
      <style:paragraph-properties fo:text-align="justify" style:justify-single-word="false"/>
      <style:text-properties style:font-name="Times New Roman" fo:font-size="14pt" style:font-size-asian="12.25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/>
      <text:p text:style-name="Heading">TP1 RO</text:p>
      <text:p text:style-name="Text_20_body"/>
      <text:h text:style-name="P21" text:outline-level="1"/>
      <text:h text:style-name="P21" text:outline-level="1"/>
      <text:h text:style-name="Heading_20_1" text:outline-level="1">Programmation linéaire:modélisation et résolution</text:h>
      <text:p text:style-name="Text_20_body"/>
      <text:h text:style-name="P22" text:outline-level="2">Exercice I</text:h>
      <text:p text:style-name="Text_20_body"/>
      <table:table table:name="Tableau1" table:style-name="Tableau1">
        <table:table-column table:style-name="Tableau1.A"/>
        <table:table-column table:style-name="Tableau1.B" table:number-columns-repeated="2"/>
        <table:table-column table:style-name="Tableau1.D"/>
        <table:table-column table:style-name="Tableau1.E"/>
        <table:table-column table:style-name="Tableau1.B" table:number-columns-repeated="3"/>
        <table:table-column table:style-name="Tableau1.D"/>
        <table:table-row>
          <table:table-cell table:style-name="Tableau1.A1" office:value-type="string">
            <text:p text:style-name="P23"/>
          </table:table-cell>
          <table:table-cell table:style-name="Tableau1.A1" office:value-type="string">
            <text:p text:style-name="P23">or(mg)</text:p>
          </table:table-cell>
          <table:table-cell table:style-name="Tableau1.A1" office:value-type="string">
            <text:p text:style-name="P23">Temps A1(s)</text:p>
          </table:table-cell>
          <table:table-cell table:style-name="Tableau1.A1" office:value-type="string">
            <text:p text:style-name="P23">Temps A2(s)</text:p>
          </table:table-cell>
          <table:table-cell table:style-name="Tableau1.A1" office:value-type="string">
            <text:p text:style-name="P23">Temps A3(s)</text:p>
          </table:table-cell>
          <table:table-cell table:style-name="Tableau1.A1" office:value-type="string">
            <text:p text:style-name="P23">Cout A1</text:p>
          </table:table-cell>
          <table:table-cell table:style-name="Tableau1.A1" office:value-type="string">
            <text:p text:style-name="P23">Cout A2</text:p>
          </table:table-cell>
          <table:table-cell table:style-name="Tableau1.A1" office:value-type="string">
            <text:p text:style-name="P23">Cout A3</text:p>
          </table:table-cell>
          <table:table-cell table:style-name="Tableau1.I1" office:value-type="string">
            <text:p text:style-name="P23">vente</text:p>
          </table:table-cell>
        </table:table-row>
        <table:table-row>
          <table:table-cell table:style-name="Tableau1.A2" office:value-type="string">
            <text:p text:style-name="P23">C1</text:p>
          </table:table-cell>
          <table:table-cell table:style-name="Tableau1.A2" office:value-type="string">
            <text:p text:style-name="P23">20</text:p>
          </table:table-cell>
          <table:table-cell table:style-name="Tableau1.A2" office:value-type="string">
            <text:p text:style-name="P23">3</text:p>
          </table:table-cell>
          <table:table-cell table:style-name="Tableau1.A2" office:value-type="string">
            <text:p text:style-name="P23">2</text:p>
          </table:table-cell>
          <table:table-cell table:style-name="Tableau1.A2" office:value-type="string">
            <text:p text:style-name="P23">1</text:p>
          </table:table-cell>
          <table:table-cell table:style-name="Tableau1.A2" office:value-type="string">
            <text:p text:style-name="P23">3.5</text:p>
          </table:table-cell>
          <table:table-cell table:style-name="Tableau1.A2" office:value-type="string">
            <text:p text:style-name="P23">4</text:p>
          </table:table-cell>
          <table:table-cell table:style-name="Tableau1.A2" office:value-type="string">
            <text:p text:style-name="P23">7</text:p>
          </table:table-cell>
          <table:table-cell table:style-name="Tableau1.I2" office:value-type="string">
            <text:p text:style-name="P23">20</text:p>
          </table:table-cell>
        </table:table-row>
        <table:table-row>
          <table:table-cell table:style-name="Tableau1.A2" office:value-type="string">
            <text:p text:style-name="P23">C2</text:p>
          </table:table-cell>
          <table:table-cell table:style-name="Tableau1.A2" office:value-type="string">
            <text:p text:style-name="P23">40</text:p>
          </table:table-cell>
          <table:table-cell table:style-name="Tableau1.A2" office:value-type="string">
            <text:p text:style-name="P23">2</text:p>
          </table:table-cell>
          <table:table-cell table:style-name="Tableau1.A2" office:value-type="string">
            <text:p text:style-name="P23">2</text:p>
          </table:table-cell>
          <table:table-cell table:style-name="Tableau1.A2" office:value-type="string">
            <text:p text:style-name="P23">2</text:p>
          </table:table-cell>
          <table:table-cell table:style-name="Tableau1.A2" office:value-type="string">
            <text:p text:style-name="P23">5</text:p>
          </table:table-cell>
          <table:table-cell table:style-name="Tableau1.A2" office:value-type="string">
            <text:p text:style-name="P23">9</text:p>
          </table:table-cell>
          <table:table-cell table:style-name="Tableau1.A2" office:value-type="string">
            <text:p text:style-name="P23">23</text:p>
          </table:table-cell>
          <table:table-cell table:style-name="Tableau1.I2" office:value-type="string">
            <text:p text:style-name="P23">40</text:p>
          </table:table-cell>
        </table:table-row>
        <table:table-row>
          <table:table-cell table:style-name="Tableau1.A2" office:value-type="string">
            <text:p text:style-name="P23">C3</text:p>
          </table:table-cell>
          <table:table-cell table:style-name="Tableau1.A2" office:value-type="string">
            <text:p text:style-name="P23">80</text:p>
          </table:table-cell>
          <table:table-cell table:style-name="Tableau1.A2" office:value-type="string">
            <text:p text:style-name="P23">1</text:p>
          </table:table-cell>
          <table:table-cell table:style-name="Tableau1.A2" office:value-type="string">
            <text:p text:style-name="P23">1</text:p>
          </table:table-cell>
          <table:table-cell table:style-name="Tableau1.A2" office:value-type="string">
            <text:p text:style-name="P23">3</text:p>
          </table:table-cell>
          <table:table-cell table:style-name="Tableau1.A2" office:value-type="string">
            <text:p text:style-name="P23">4</text:p>
          </table:table-cell>
          <table:table-cell table:style-name="Tableau1.A2" office:value-type="string">
            <text:p text:style-name="P23">5</text:p>
          </table:table-cell>
          <table:table-cell table:style-name="Tableau1.A2" office:value-type="string">
            <text:p text:style-name="P23">8</text:p>
          </table:table-cell>
          <table:table-cell table:style-name="Tableau1.I2" office:value-type="string">
            <text:p text:style-name="P23">25</text:p>
          </table:table-cell>
        </table:table-row>
        <table:table-row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3">0.025€ le mg d'or et ne pas dépasser</text:p>
            <text:p text:style-name="P23">25 000€</text:p>
          </table:table-cell>
          <table:table-cell table:style-name="Tableau1.A2" office:value-type="string">
            <text:p text:style-name="P23">24*60*60 s=</text:p>
            <text:p text:style-name="P23">86400s</text:p>
          </table:table-cell>
          <table:table-cell table:style-name="Tableau1.A2" office:value-type="string">
            <text:p text:style-name="P23">24*60*60 =</text:p>
            <text:p text:style-name="P23">86400s</text:p>
          </table:table-cell>
          <table:table-cell table:style-name="Tableau1.A2" office:value-type="string">
            <text:p text:style-name="P23">(24*60*60)*2/3=</text:p>
            <text:p text:style-name="P23">57600s</text:p>
          </table:table-cell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3"/>
          </table:table-cell>
          <table:table-cell table:style-name="Tableau1.I2" office:value-type="string">
            <text:p text:style-name="P23"/>
          </table:table-cell>
        </table:table-row>
      </table:table>
      <text:p text:style-name="Text_20_body"/>
      <text:p text:style-name="P6">Soit x le nombre de circuit C1</text:p>
      <text:p text:style-name="P6">y le nbre de circuit C2</text:p>
      <text:p text:style-name="P6">z le nbre de circuit C3</text:p>
      <text:p text:style-name="P3"/>
      <text:p text:style-name="P3"/>
      <text:p text:style-name="P3">Contraintes :</text:p>
      <text:p text:style-name="P6">coût or</text:p>
      <text:p text:style-name="P6">(20x + 40y + 80z)*0.025 &lt;= 25000</text:p>
      <text:p text:style-name="P8">0.5x + y + 2z &lt;= 25000</text:p>
      <text:p text:style-name="P3"/>
      <text:p text:style-name="P6">temps</text:p>
      <text:p text:style-name="P6"/>
      <text:p text:style-name="P8">3x+2y+z &lt;= 86400</text:p>
      <text:p text:style-name="P8">2x+2y+z &lt;= 86400</text:p>
      <text:p text:style-name="P6"><text:span text:style-name="T1">x+2y+3z &lt;= 57600</text:span></text:p>
      <text:p text:style-name="P6"/>
      <text:p text:style-name="P6">production</text:p>
      <text:p text:style-name="P6"><text:soft-page-break/>x&gt;=(50%)x+y+z</text:p>
      <text:p text:style-name="P6">x&gt;=0.5x+0.5y+0.5z</text:p>
      <text:p text:style-name="P6">0.5x-0.5y-0.5z&gt;=0</text:p>
      <text:p text:style-name="P8">x-y-z&gt;=0</text:p>
      <text:p text:style-name="P8"/>
      <text:p text:style-name="P4">cout or :</text:p>
      <text:p text:style-name="P7">(20x + 40y + 80z)*0.025</text:p>
      <text:p text:style-name="P7"/>
      <text:p text:style-name="P4">cout production :</text:p>
      <text:p text:style-name="P3"/>
      <table:table table:name="Tableau2" table:style-name="Tableau2">
        <table:table-column table:style-name="Tableau2.A" table:number-columns-repeated="3"/>
        <table:table-column table:style-name="Tableau2.D"/>
        <table:table-row>
          <table:table-cell table:style-name="Tableau2.A1" office:value-type="string">
            <text:p text:style-name="P23">3.5</text:p>
          </table:table-cell>
          <table:table-cell table:style-name="Tableau2.A1" office:value-type="string">
            <text:p text:style-name="P23">4</text:p>
          </table:table-cell>
          <table:table-cell table:style-name="Tableau2.A1" office:value-type="string">
            <text:p text:style-name="P23">7</text:p>
          </table:table-cell>
          <table:table-cell table:style-name="Tableau2.D1" office:value-type="string">
            <text:p text:style-name="P23">20</text:p>
          </table:table-cell>
        </table:table-row>
        <table:table-row>
          <table:table-cell table:style-name="Tableau2.A2" office:value-type="string">
            <text:p text:style-name="P23">5</text:p>
          </table:table-cell>
          <table:table-cell table:style-name="Tableau2.A2" office:value-type="string">
            <text:p text:style-name="P23">9</text:p>
          </table:table-cell>
          <table:table-cell table:style-name="Tableau2.A2" office:value-type="string">
            <text:p text:style-name="P23">23</text:p>
          </table:table-cell>
          <table:table-cell table:style-name="Tableau2.D2" office:value-type="string">
            <text:p text:style-name="P23">40</text:p>
          </table:table-cell>
        </table:table-row>
        <table:table-row>
          <table:table-cell table:style-name="Tableau2.A2" office:value-type="string">
            <text:p text:style-name="P23">4</text:p>
          </table:table-cell>
          <table:table-cell table:style-name="Tableau2.A2" office:value-type="string">
            <text:p text:style-name="P23">5</text:p>
          </table:table-cell>
          <table:table-cell table:style-name="Tableau2.A2" office:value-type="string">
            <text:p text:style-name="P23">8</text:p>
          </table:table-cell>
          <table:table-cell table:style-name="Tableau2.D2" office:value-type="string">
            <text:p text:style-name="P23">25</text:p>
          </table:table-cell>
        </table:table-row>
      </table:table>
      <text:p text:style-name="P11"/>
      <text:p text:style-name="P12">Cout A1 : 3.5x + 5y + 4z</text:p>
      <text:p text:style-name="P12">Cout A2 : 4x + 9y + 5z</text:p>
      <text:p text:style-name="P12">Cout A3 : 7x + 23y + 8z</text:p>
      <text:p text:style-name="P12">Cout total:14.5x+37y+17z</text:p>
      <text:p text:style-name="P12"/>
      <text:p text:style-name="P3">Bénéfice :</text:p>
      <text:p text:style-name="P3"/>
      <text:p text:style-name="P6">Max z = <text:s/>vente circuits – cout or – cout production</text:p>
      <text:p text:style-name="P6"><text:tab/>= 20x + 40y + 25z</text:p>
      <text:p text:style-name="P6"><text:tab/>-(0.5x + y + 2z)</text:p>
      <text:p text:style-name="P6"><text:tab/>-(14.5x+37y+17z)</text:p>
      <text:p text:style-name="P8">z (Max)=5x + 2y + 6z</text:p>
      <text:p text:style-name="P8"/>
      <text:p text:style-name="P4">Programme :</text:p>
      <text:p text:style-name="P4"/>
      <text:p text:style-name="P7">Maximize z = 5x + 2y + 6z subject to</text:p>
      <text:p text:style-name="P7">0.5x + y + 2z &lt;= 25000</text:p>
      <text:p text:style-name="P7">3x+2y+z &lt;= 86400</text:p>
      <text:p text:style-name="P7">2x+2y+z &lt;= 86400</text:p>
      <text:p text:style-name="P7"><text:soft-page-break/>x+2y+3z &lt;= 57600</text:p>
      <text:p text:style-name="P7">x-y-z&gt;=0</text:p>
      <text:p text:style-name="P7"/>
      <text:p text:style-name="P4">Solution :</text:p>
      <text:p text:style-name="P4"/>
      <text:p text:style-name="P7">Optimal Solution: z = 169055; x = 26872.7, y = 0, z = 5781.82</text:p>
      <text:p text:style-name="P7"/>
      <text:p text:style-name="P7">Question 3 :</text:p>
      <text:p text:style-name="P7"/>
      <text:p text:style-name="P7">La contrainte 3x+2y+z &lt;= 86400 est inutile car on a déjà 2x+2y+z &lt;= 86400.</text:p>
      <text:p text:style-name="P7"/>
      <text:p text:style-name="P7">Question 4 :</text:p>
      <text:p text:style-name="P7">C'est une mauvaise idée de toute façon, car ça rajoute une contrainte.</text:p>
      <text:p text:style-name="P7">En enlevant la contrainte x-y-z&gt;=0 on trouve le même résultat. Le gain est donc nul.</text:p>
      <text:h text:style-name="P22" text:outline-level="2">Exercice II</text:h>
      <text:p text:style-name="Text_20_body"/>
      <text:p text:style-name="Text_20_body"><text:tab/>On cherche le nombre de tonne de pièces de chaque type pour maximiser. On prend donc :</text:p>
      <text:p text:style-name="Text_20_body">x la quantité de pièces de type 1 (en tonne)</text:p>
      <text:p text:style-name="Text_20_body">y la quantité de pièce de type 2 (en tonne)</text:p>
      <text:p text:style-name="Text_20_body"/>
      <text:p text:style-name="P3">contrainte sur le temps :</text:p>
      <text:p text:style-name="Text_20_body"/>
      <text:p text:style-name="Text_20_body">Dans la fonderie on fabrique 6 tonnes de pièces 1 par heure, il faut donc 60/6 minutes pour fabriquer une tonne.</text:p>
      <text:p text:style-name="Text_20_body">Dans la fonderie on fabrique 5 tonnes de pièces 2 par heure, il faut donc 60/5 minutes pour fabriquer une tonne.</text:p>
      <text:p text:style-name="Text_20_body">temps total passé à la Fonderie : </text:p>
      <text:p text:style-name="P2">10x + 12y &lt;=100</text:p>
      <text:p text:style-name="Text_20_body">Dans l'atelier on fabrique 12 tonnes de pièces 1 par heure, il faut donc 60/12 minutes pour fabriquer une tonne de pièces 1 .</text:p>
      <text:p text:style-name="P5">Dans l'atelier on fabrique 5 tonnes de pièces 2 par heure, il faut donc 60/15 minutes pour fabriquer une tonne de pièces 2 .</text:p>
      <text:p text:style-name="P2"/>
      <text:p text:style-name="Text_20_body">temps total passé à l'Atelier : 5x +4y <text:s/>&lt;=45</text:p>
      <text:p text:style-name="P2">5x +4y <text:s/>&lt;=45</text:p>
      <text:p text:style-name="P2"/>
      <text:p text:style-name="Text_20_body"/>
      <text:p text:style-name="P3">contraintes sur l'énergie :</text:p>
      <text:p text:style-name="Text_20_body">énergie consommé totale: <text:span text:style-name="T1">14x + 30y &lt;= 210 </text:span></text:p>
      <text:p text:style-name="P2"/>
      <text:p text:style-name="P4">Maximisation de la recette :</text:p>
      <text:p text:style-name="P8">max(M) = 2000x+3000y</text:p>
      <text:p text:style-name="P8"/>
      <text:p text:style-name="P4">Programme :</text:p>
      <text:p text:style-name="P15"><text:soft-page-break/></text:p>
      <text:p text:style-name="P7">Maximize r = 2000x + 3000y subject to</text:p>
      <text:p text:style-name="P7">10x + 12y &lt;=100</text:p>
      <text:p text:style-name="P7">5x +4y <text:s/>&lt;=45</text:p>
      <text:p text:style-name="P7">14x+30y &lt;= 210</text:p>
      <text:p text:style-name="P7"/>
      <text:p text:style-name="P4">Solution ;</text:p>
      <text:p text:style-name="P7"/>
      <text:p text:style-name="P7">Optimal Solution: r = 255000/11; x = 40/11, y = 175/33</text:p>
      <text:p text:style-name="P7"/>
      <text:p text:style-name="P7"/>
      <text:p text:style-name="P7"/>
      <text:h text:style-name="P22" text:outline-level="2">Exercice III</text:h>
      <text:p text:style-name="Text_20_body"/>
      <text:p text:style-name="Text_20_body"/>
      <text:p text:style-name="Text_20_body"><text:tab/>Un quintal = 100 kg</text:p>
      <text:p text:style-name="Text_20_body"/>
      <text:p text:style-name="Text_20_body">Soit a le nombre de quintal de A</text:p>
      <text:p text:style-name="Text_20_body">Soit b le nombre de quintal de B</text:p>
      <text:p text:style-name="Text_20_body"/>
      <text:p text:style-name="Text_20_body">Il faut</text:p>
      <table:table table:name="Tableau3" table:style-name="Tableau3">
        <table:table-column table:style-name="Tableau3.A"/>
        <table:table-column table:style-name="Tableau3.B" table:number-columns-repeated="2"/>
        <table:table-column table:style-name="Tableau3.A"/>
        <table:table-row>
          <table:table-cell table:style-name="Tableau3.A1" office:value-type="string">
            <text:p text:style-name="P23"/>
          </table:table-cell>
          <table:table-cell table:style-name="Tableau3.A1" office:value-type="string">
            <text:p text:style-name="P23">Kg par animal</text:p>
          </table:table-cell>
          <table:table-cell table:style-name="Tableau3.A1" office:value-type="string">
            <text:p text:style-name="P23">Kg pour 1000têtes</text:p>
          </table:table-cell>
          <table:table-cell table:style-name="Tableau3.D1" office:value-type="string">
            <text:p text:style-name="P23">Quintal pour 1000 têtes</text:p>
          </table:table-cell>
        </table:table-row>
        <table:table-row>
          <table:table-cell table:style-name="Tableau3.A2" office:value-type="string">
            <text:p text:style-name="P23">X</text:p>
          </table:table-cell>
          <table:table-cell table:style-name="Tableau3.A2" office:value-type="string">
            <text:p text:style-name="P23">0.10</text:p>
          </table:table-cell>
          <table:table-cell table:style-name="Tableau3.A2" office:value-type="string">
            <text:p text:style-name="P23">100</text:p>
          </table:table-cell>
          <table:table-cell table:style-name="Tableau3.D2" office:value-type="string">
            <text:p text:style-name="P23">1</text:p>
          </table:table-cell>
        </table:table-row>
        <table:table-row>
          <table:table-cell table:style-name="Tableau3.A2" office:value-type="string">
            <text:p text:style-name="P23">Y</text:p>
          </table:table-cell>
          <table:table-cell table:style-name="Tableau3.A2" office:value-type="string">
            <text:p text:style-name="P23">0.14</text:p>
          </table:table-cell>
          <table:table-cell table:style-name="Tableau3.A2" office:value-type="string">
            <text:p text:style-name="P23">140</text:p>
          </table:table-cell>
          <table:table-cell table:style-name="Tableau3.D2" office:value-type="string">
            <text:p text:style-name="P23">1.4</text:p>
          </table:table-cell>
        </table:table-row>
        <table:table-row>
          <table:table-cell table:style-name="Tableau3.A2" office:value-type="string">
            <text:p text:style-name="P23">Z</text:p>
          </table:table-cell>
          <table:table-cell table:style-name="Tableau3.A2" office:value-type="string">
            <text:p text:style-name="P23">0.15</text:p>
          </table:table-cell>
          <table:table-cell table:style-name="Tableau3.A2" office:value-type="string">
            <text:p text:style-name="P23">150</text:p>
          </table:table-cell>
          <table:table-cell table:style-name="Tableau3.D2" office:value-type="string">
            <text:p text:style-name="P23">1.5</text:p>
          </table:table-cell>
        </table:table-row>
        <table:table-row>
          <table:table-cell table:style-name="Tableau3.A2" office:value-type="string">
            <text:p text:style-name="P23">T</text:p>
          </table:table-cell>
          <table:table-cell table:style-name="Tableau3.A2" office:value-type="string">
            <text:p text:style-name="P23">0.24</text:p>
          </table:table-cell>
          <table:table-cell table:style-name="Tableau3.A2" office:value-type="string">
            <text:p text:style-name="P23">240</text:p>
          </table:table-cell>
          <table:table-cell table:style-name="Tableau3.D2" office:value-type="string">
            <text:p text:style-name="P23">2.4</text:p>
          </table:table-cell>
        </table:table-row>
      </table:table>
      <text:p text:style-name="Text_20_body"/>
      <text:p text:style-name="P3">Contraintes</text:p>
      <text:p text:style-name="P2">0.10a+0.35b &gt;= <text:s/>1</text:p>
      <text:p text:style-name="P2">0.20a+0.20b &gt;= 1.4</text:p>
      <text:p text:style-name="P2">0.30a + 0.15b &gt;= 1.5</text:p>
      <text:p text:style-name="P2">0.40a + 0.30b &gt;= 2.4</text:p>
      <text:p text:style-name="Text_20_body"/>
      <text:p text:style-name="P3">Minimisationdu cout</text:p>
      <text:p text:style-name="P8">Min(Z)=500a+800b</text:p>
      <text:p text:style-name="P3"/>
      <text:p text:style-name="P3">Programme :</text:p>
      <text:p text:style-name="P3"/>
      <text:p text:style-name="P6">Minimize z = 500a + 800b subject to</text:p>
      <text:p text:style-name="P5">0.10a+0.35b &gt;= <text:s/>1</text:p>
      <text:p text:style-name="P5">0.20a+0.20b &gt;= 1.4</text:p>
      <text:p text:style-name="P5"><text:soft-page-break/>0.30a + 0.15b &gt;= 1.5</text:p>
      <text:p text:style-name="P7">0.40a + 0.30b &gt;= 2.4</text:p>
      <text:p text:style-name="P7"/>
      <text:p text:style-name="P4">Solution :</text:p>
      <text:p text:style-name="P7">Optimal Solution: z = 3860; a = 5.8, b = 1.2</text:p>
      <text:h text:style-name="P22" text:outline-level="2">Exercice IV</text:h>
      <text:p text:style-name="Text_20_body">T1 T2 T3 dossiers</text:p>
      <text:p text:style-name="Text_20_body">20 40 80 photocopies cout 0.05</text:p>
      <text:p text:style-name="Text_20_body">cout photocop &lt;=250 par an (240 jours)</text:p>
      <text:p text:style-name="Text_20_body"/>
      <text:p text:style-name="Text_20_body">E1 E2 E3 employés</text:p>
      <text:p text:style-name="Text_20_body"/>
      <text:p text:style-name="Text_20_body">E3 travaille 80 %</text:p>
      <text:p text:style-name="Text_20_body"/>
      <text:p text:style-name="Text_20_body">On souhaite maximiser le bénéfice du cabinet.</text:p>
      <text:p text:style-name="Text_20_body">On prend donc :</text:p>
      <text:p text:style-name="Text_20_body">x le nombre de dossiers de type T1</text:p>
      <text:p text:style-name="Text_20_body">y le nombre de dossiers de type T2</text:p>
      <text:p text:style-name="Text_20_body">z le nombre de dossiers de type T3</text:p>
      <text:p text:style-name="Text_20_body"/>
      <text:p text:style-name="P3">contrainte coût photocopie :</text:p>
      <text:p text:style-name="P6">(20x+40y+80z) * 0.05 &lt;= 250</text:p>
      <text:p text:style-name="P8">x+2y+4z &lt;= 250</text:p>
      <text:p text:style-name="P8"/>
      <text:p text:style-name="P4">contrainte temps</text:p>
      <text:p text:style-name="P7">nombre de jours pour E1 :3x+2y+z</text:p>
      <text:p text:style-name="P7">nombre de jours pour E2 :2x+2y+z</text:p>
      <text:p text:style-name="P7">nombre de jours pour E3 :x+2y+3z</text:p>
      <text:p text:style-name="P7"/>
      <text:p text:style-name="P8">3x+2y+z &lt;= 240</text:p>
      <text:p text:style-name="P8">2x+2y+z &lt;= 240</text:p>
      <text:p text:style-name="P7">x+2y+3z &lt;= 240* 0.8</text:p>
      <text:p text:style-name="P8">x+2y+3z &lt;= 192</text:p>
      <text:p text:style-name="P4">cout rémunération :</text:p>
      <text:p text:style-name="P7"/>
      <text:p text:style-name="P7"><text:soft-page-break/>E1 : 40x+30y+20z</text:p>
      <text:p text:style-name="P7">E2 : 40x+40y+25z</text:p>
      <text:p text:style-name="P7">E3 :30x+50y+60z</text:p>
      <text:p text:style-name="P7">cout total : <text:span text:style-name="T1">110x+120y+105z</text:span></text:p>
      <text:p text:style-name="P8"/>
      <text:p text:style-name="P4">bénéfice des dossiers traités :</text:p>
      <text:p text:style-name="P8">400x+600y+1000z</text:p>
      <text:p text:style-name="P7"/>
      <text:p text:style-name="P4">contrainte 50 % T1 :</text:p>
      <text:p text:style-name="P7">T1 &gt;= 1/2(T1+T2+T3)</text:p>
      <text:p text:style-name="P7">T1 &gt;= 0.5T1 + 0.5 T2 + 0.5T3</text:p>
      <text:p text:style-name="P7">0.5T2+0.5T3-0.5T1 &lt;=0</text:p>
      <text:p text:style-name="P8">z+y-x &lt;=0</text:p>
      <text:p text:style-name="P8"/>
      <text:p text:style-name="P4">Benefice du cabinet :</text:p>
      <text:p text:style-name="P7">bénéfice dossiers – cout remunération – cout photocopies=</text:p>
      <text:p text:style-name="P7">400x+600y+1000z – (110x+120y+105z) – (x+2y+4z)</text:p>
      <text:p text:style-name="P8">=289x+478y+81z</text:p>
      <text:p text:style-name="P8"/>
      <text:p text:style-name="P7"><text:tab/>La prof a un résultat auquel on a pas enlevé les photocopies, elle a pris une approximation.</text:p>
      <text:p text:style-name="P8"><text:span text:style-name="T2">Valeur de la prof : </text:span>290x+480y+895z</text:p>
      <text:p text:style-name="P8"/>
      <text:p text:style-name="P4">Programme :</text:p>
      <text:p text:style-name="P4"/>
      <text:p text:style-name="P7">Maximize p = 290x+480y+895z subject to</text:p>
      <text:p text:style-name="P7">x + 2y + 4z &lt;= 250</text:p>
      <text:p text:style-name="P7">3x+2y+z &lt;= 240</text:p>
      <text:p text:style-name="P7">2x+2y+z &lt;= 240</text:p>
      <text:p text:style-name="P7">x+2y+3z &lt;= 192</text:p>
      <text:p text:style-name="P7"><text:soft-page-break/>z+y-x &lt;=0</text:p>
      <text:p text:style-name="P7"/>
      <text:p text:style-name="P4">Solution :</text:p>
      <text:p text:style-name="P7">Optimal Solution: p = 56880; x = 48, y = 0, z = 48</text:p>
      <text:p text:style-name="P7"/>
      <text:p text:style-name="P7"/>
      <text:h text:style-name="P22" text:outline-level="2">Exercice V</text:h>
      <text:p text:style-name="P7">Maximize z = a+2b subject to</text:p>
      <text:p text:style-name="P7">40a + 20b &lt;= 3000</text:p>
      <text:p text:style-name="P7">50a &lt;= 3100</text:p>
      <text:p text:style-name="P7">20a + 40b &lt;= 2000</text:p>
      <text:p text:style-name="P7">30b &lt;= 1000</text:p>
      <text:p text:style-name="P7"/>
      <text:p text:style-name="P4">A l'itération 1, on a :</text:p>
      <text:p text:style-name="P7"/>
      <text:p text:style-name="P7">Optimal Solution: z = 100; a = 33.3333, b = 33.3333</text:p>
      <text:p text:style-name="P7"/>
      <text:p text:style-name="P7">On va donc former 4 itérations car a eb b son tous les deux aussi prêt d'un entier.</text:p>
      <text:p text:style-name="P7"/>
      <text:p text:style-name="P4">Itération 2.1 :</text:p>
      <text:p text:style-name="P4"/>
      <text:p text:style-name="P9">On prend comme contrainte supplémentaire a&lt;=33</text:p>
      <text:p text:style-name="P9">on obtient</text:p>
      <text:p text:style-name="P9">Optimal Solution: z = 99.6667; a = 33, b = 33.3333</text:p>
      <text:p text:style-name="P9"/>
      <text:p text:style-name="P10">Itération 2.2 :</text:p>
      <text:p text:style-name="P9">On prend comme contrainte supplémentaire a&gt;=34</text:p>
      <text:p text:style-name="P9">Optimal Solution: z = 100; a = 34, b = 33</text:p>
      <text:p text:style-name="P9"/>
      <text:p text:style-name="P10">Itération 2.3 :</text:p>
      <text:p text:style-name="P9">On prend comme contrainte supplémentaire b&lt;=33</text:p>
      <text:p text:style-name="P9">Optimal Solution: z = 100; a = 34, b = 33</text:p>
      <text:p text:style-name="P9"/>
      <text:p text:style-name="P10">Itération 2.4 :</text:p>
      <text:p text:style-name="P9">On prend comme contrainte supplémentaire b&gt;=34</text:p>
      <text:p text:style-name="P9">No optimal solution exists for this problem.</text:p>
      <text:p text:style-name="P9"><text:soft-page-break/>On a donc comme solution<text:span text:style-name="T1"> Z=100 a = 34 et b=33</text:span></text:p>
      <text:p text:style-name="P9"/>
      <text:p text:style-name="P9"/>
      <text:h text:style-name="P22" text:outline-level="2">Exercice VI</text:h>
      <text:p text:style-name="Text_20_body"/>
      <text:p text:style-name="P7">Maximize z = x+4y subject to</text:p>
      <text:p text:style-name="P7">5x + 8y &lt;= 40</text:p>
      <text:p text:style-name="P7">-2x + 3y &lt;= 9</text:p>
      <text:p text:style-name="P7"/>
      <text:p text:style-name="P4">Itération 1 :</text:p>
      <text:p text:style-name="P7">Optimal Solution: z = 17.6774; x = 1.54839, y = 4.03226</text:p>
      <text:p text:style-name="P7">y est le plus proche d'un entier</text:p>
      <text:p text:style-name="P7"/>
      <text:p text:style-name="P4">Itération 1.1 :</text:p>
      <text:p text:style-name="P7">contrainte supplémentaire :</text:p>
      <text:p text:style-name="P7">y&lt;=4</text:p>
      <text:p text:style-name="P7">Optimal Solution: z = 17.6; x = 1.6, y = 4</text:p>
      <text:p text:style-name="P7"/>
      <text:p text:style-name="P4">Itération 1.2:</text:p>
      <text:p text:style-name="P7">contrainte supplémentaire :</text:p>
      <text:p text:style-name="P7">y&gt;=5</text:p>
      <text:p text:style-name="P7">No optimal solution exists for this problem.</text:p>
      <text:p text:style-name="P7"/>
      <text:p text:style-name="P4">Itération 1.1.1 :</text:p>
      <text:p text:style-name="P7">contrainte supplémentaire :</text:p>
      <text:p text:style-name="P7">y&lt;=4</text:p>
      <text:p text:style-name="P7">x&lt;=1</text:p>
      <text:p text:style-name="P7">Optimal Solution: z = 15.6667; x = 1, y = 3.66667</text:p>
      <text:p text:style-name="P7"/>
      <text:p text:style-name="P4">Itération 1.1.2 :</text:p>
      <text:p text:style-name="P4"/>
      <text:p text:style-name="P7">y&lt;=4</text:p>
      <text:p text:style-name="P7">x&gt;=2</text:p>
      <text:p text:style-name="P7"><text:soft-page-break/>Optimal Solution: z = 17; x = 2, y = 3.75</text:p>
      <text:p text:style-name="P7"/>
      <text:p text:style-name="P4">Itération 1.1.2.1</text:p>
      <text:p text:style-name="P7">y&lt;=4</text:p>
      <text:p text:style-name="P7">x&gt;=2</text:p>
      <text:p text:style-name="P7">y&lt;=3</text:p>
      <text:p text:style-name="P7">Optimal Solution: z = 15.2; x = 3.2, y = 3</text:p>
      <text:p text:style-name="P4">Itération 1.1.2.2</text:p>
      <text:p text:style-name="P7">y&lt;=4</text:p>
      <text:p text:style-name="P7">x&gt;=2</text:p>
      <text:p text:style-name="P7">y&gt;=4</text:p>
      <text:p text:style-name="P7">No optimal solution exists for this problem.</text:p>
      <text:p text:style-name="P7"/>
      <text:p text:style-name="P4">Itération 1.1.2.1.1</text:p>
      <text:p text:style-name="P7">y&lt;=4</text:p>
      <text:p text:style-name="P7">x&gt;=2</text:p>
      <text:p text:style-name="P7">y&lt;=3</text:p>
      <text:p text:style-name="P7">x&lt;=3</text:p>
      <text:p text:style-name="P7">Optimal Solution: z = 15; x = 3, y = 3</text:p>
      <text:p text:style-name="P7"/>
      <text:p text:style-name="P4">Itération 1.1.2.1.2</text:p>
      <text:p text:style-name="P7">y&lt;=4</text:p>
      <text:p text:style-name="P7">x&gt;=2</text:p>
      <text:p text:style-name="P7">y&lt;=3</text:p>
      <text:p text:style-name="P7">x&gt;=4</text:p>
      <text:p text:style-name="P7">Optimal Solution: z = 14; x = 4, y = 2.5</text:p>
      <text:p text:style-name="P7"/>
      <text:p text:style-name="P7">14&lt;15</text:p>
      <text:p text:style-name="P7">La solution optimale est donc :</text:p>
      <text:p text:style-name="P8">z = 15; x = 3, y = 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Arial" fo:font-size="60pt" style:font-name-asian="Droid Sans Fallback" style:font-size-asian="60pt" style:font-name-complex="Lohit Hindi" style:font-size-complex="60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style:font-name="Times New Roman" fo:font-size="14pt" style:font-size-asian="12.25pt" style:font-size-complex="14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20pt" fo:font-weight="bold" style:font-size-asian="20pt" style:font-weight-asian="bold" style:font-size-complex="20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6pt" fo:font-style="normal" fo:font-weight="bold" style:font-size-asian="14pt" style:font-style-asian="normal" style:font-weight-asian="bold" style:font-size-complex="16pt" style:font-style-complex="normal" style:font-weight-complex="bold"/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Veysseire Daniel TP1 RO <text:a xlink:type="simple" xlink:href="http://moodle.univ-tlse3.fr/course/view.php?id=695">http://moodle.univ-tlse3.fr/course/view.php?id=695</text:a></text:p>
      </style:header>
      <style:footer>
        <text:p text:style-name="MP1"><text:page-number text:select-page="current">1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Danny </meta:initial-creator>
    <meta:creation-date>2014-03-09T21:23:41</meta:creation-date>
    <dc:date>2014-03-13T08:37:37</dc:date>
    <dc:creator>JackDanny </dc:creator>
    <meta:editing-duration>PT10H44M50S</meta:editing-duration>
    <meta:editing-cycles>79</meta:editing-cycles>
    <meta:generator>LibreOffice/3.5$Linux_x86 LibreOffice_project/350m1$Build-2</meta:generator>
    <meta:document-statistic meta:table-count="3" meta:image-count="0" meta:object-count="0" meta:page-count="15" meta:paragraph-count="287" meta:word-count="1179" meta:character-count="5699" meta:non-whitespace-character-count="4793"/>
  </office:meta>
</office:document-meta>
</file>